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74f5" officeooo:paragraph-rsid="001874f5"/>
    </style:style>
    <style:style style:name="P2" style:family="paragraph" style:parent-style-name="Standard">
      <style:text-properties officeooo:rsid="001874f5" officeooo:paragraph-rsid="001874f5"/>
    </style:style>
    <style:style style:name="P3" style:family="paragraph" style:parent-style-name="Standard">
      <style:text-properties officeooo:rsid="001c0cff" officeooo:paragraph-rsid="001c0cff"/>
    </style:style>
    <style:style style:name="P4" style:family="paragraph" style:parent-style-name="Standard">
      <style:text-properties officeooo:rsid="001daa4a" officeooo:paragraph-rsid="001daa4a"/>
    </style:style>
    <style:style style:name="P5" style:family="paragraph" style:parent-style-name="Standard">
      <style:text-properties officeooo:rsid="001e9752" officeooo:paragraph-rsid="001e9752"/>
    </style:style>
    <style:style style:name="P6" style:family="paragraph" style:parent-style-name="Standard">
      <style:text-properties officeooo:rsid="00203963" officeooo:paragraph-rsid="00203963"/>
    </style:style>
    <style:style style:name="P7" style:family="paragraph" style:parent-style-name="Standard">
      <style:text-properties officeooo:rsid="00208288" officeooo:paragraph-rsid="00208288"/>
    </style:style>
    <style:style style:name="P8" style:family="paragraph" style:parent-style-name="Standard">
      <style:text-properties officeooo:rsid="00214218" officeooo:paragraph-rsid="00214218"/>
    </style:style>
    <style:style style:name="P9" style:family="paragraph" style:parent-style-name="Standard">
      <style:text-properties officeooo:rsid="0021cd66" officeooo:paragraph-rsid="0021cd66"/>
    </style:style>
    <style:style style:name="T1" style:family="text">
      <style:text-properties officeooo:rsid="001e9752"/>
    </style:style>
    <style:style style:name="T2" style:family="text">
      <style:text-properties officeooo:rsid="00212b00"/>
    </style:style>
    <style:style style:name="T3" style:family="text">
      <style:text-properties officeooo:rsid="002142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Khái niệm hệ thống:</text:p>
      <text:p text:style-name="P1"><text:tab/>Hệ thống là một tập hợp các phần tử có mối quan hệ qua lại với nhau cùng hoạt động hướng đến một mục tiêu chung thông qua việc tiếp nhận cái vào và sản sinh cái ra nhờ một quá trình chuyển đổi được tổ chức. (Theo tài liệu PTKTHT của NVB)</text:p>
      <text:p text:style-name="P1"/>
      <text:p text:style-name="P1">* Hệ thống thông tin bao gồm con người, dữ liệu, các quy trình và công nghệ thông tin tương tác với nhau để thu thập, xử lý, lưu trữ và cung cấp thông tin cần thiết ở đầu ra nhằm hỗ trợ cho một hệ thống.</text:p>
      <text:p text:style-name="P1"/>
      <text:p text:style-name="P1">* Quy trình phát triển hệ thống:</text:p>
      <text:p text:style-name="P1">- Một quy trình phát triển hệ thống đơn giản gồm 4 giai đoạn:</text:p>
      <text:p text:style-name="P1"><text:tab/>+ Khởi đầu hệ thống: Xác định vẩn đề, lập kế hoạch.</text:p>
      <text:p text:style-name="P1"><text:tab/>+ Phân tích hệ thống: Phân tích và tìm hiểu vấn đề.</text:p>
      <text:p text:style-name="P1"><text:tab/><text:tab/><text:tab/><text:tab/>Xác định các yêu cầu và giải pháp.</text:p>
      <text:p text:style-name="P1"><text:tab/>+ Thiết kế hệ thống:</text:p>
      <text:p text:style-name="P1"><text:tab/><text:tab/><text:tab/><text:tab/>Xác định các giải pháp và chọn ra giải pháp tốt nhất.</text:p>
      <text:p text:style-name="P1"><text:tab/><text:tab/><text:tab/><text:tab/>Thiết kế giải pháp đã chọn.</text:p>
      <text:p text:style-name="P1"><text:tab/>+ Cài đặt hệ thống: (Implement System): Là giai đoạn xây dựng, cài đặt và kiểm thử hệ thống.</text:p>
      <text:p text:style-name="P1"/>
      <text:p text:style-name="P1">* Phân loại các hệ thống thông tin:</text:p>
      <text:p text:style-name="P1">Căn cứ vào chức năng, nhiệm vụ của hệ thống được phân thành 7 loại sau đây:</text:p>
      <text:p text:style-name="P1">+ Hệ thống xử lý giao dịch (TPS - Transaction Processing System):</text:p>
      <text:p text:style-name="P1"><text:tab/>Là một HTTT có chức năng thu thập và xử lý các giao dịch, nghiệp vụ.</text:p>
      <text:p text:style-name="P1"><text:tab/>Ví dụ: Sinh viên đăng ký học phần, hủy học phẩn theo từng kỳ.</text:p>
      <text:p text:style-name="P1">+ Hệ thống thông tin quản lý (MIS - Management Information System):</text:p>
      <text:p text:style-name="P1"><text:tab/>Là một HTTT cung cấp thông tin cho việc báo cáo hướng quản lý dựa trên việc xử lý giao dịch và hoạt động của tổ chức.</text:p>
      <text:p text:style-name="P1"><text:tab/>Ví dụ: Tổng hợp danh sách sinh viên theo từng lớp, theo xếp loại, báo cáo kết quả học tập chung của sinh viên.</text:p>
      <text:p text:style-name="P1">+ Hệ thống hỗ trợ quyết định: (DSS -Decision Support System):</text:p>
      <text:p text:style-name="P1"><text:tab/>Là một HTTT vừa có thể trợ giúp xác định các thời cơ đưa ra quyết định, và có thể cung cấp thông tin để trợ giúp đưa ra quyết định.</text:p>
      <text:p text:style-name="P1"><text:tab/>Ví dụ: Quyết định thời khóa biểu tối ưu cho thầy cô và sinh viên.</text:p>
      <text:p text:style-name="P1">+ Hệ thống thông tin điều hành: (ESS - Excutive Support System):</text:p>
      <text:p text:style-name="P1"><text:tab/>Là một hệ thống hỗ trợ nhu cầu lập kế hoạch và đánh giá các nhà quản lý điều hành.</text:p>
      <text:p text:style-name="P1"><text:tab/>Ví dụ: Dựa vào quá trình học tập của sinh viên đánh giá kết quả tốt nghiệp của sinh viên.</text:p>
      <text:p text:style-name="P1">+ Hệ thống chuyên gia: (ES - Expert System):</text:p>
      <text:p text:style-name="P1"><text:tab/>Là một HTTT thu thập tri thức chuyên môn của các chuyên gia rồi mô phòng tri thức đó nhằm đem lại lợi ích cho người sử dụng bình thường.</text:p>
      <text:p text:style-name="P1"><text:tab/>Ví dụ: chatbot hỏi đáp trực tiếp các vấn đề về thông tin tuyển sinh, nội quy nhà trường (chatbot chuyên gia lĩnh vực của phòng đào tạo).</text:p>
      <text:p text:style-name="P1">+ Hệ thống truyền thông cộng tác (Comunication and Collaoration System):</text:p>
      <text:p text:style-name="P1"><text:tab/>Là một HTTT làm tăng hiệu quả giao tiếp giữa các nhân viên, đối tác, khách hàng, và nhà cung cấp để củng cố khả năng cộng tác giữa họ.</text:p>
      <text:p text:style-name="P1"><text:tab/>Ví dụ: Diễn đàn hỏi đáp dành cho sinh viên.</text:p>
      <text:p text:style-name="P1">+ Hệ thống tự động văn phòng (Office Automation);</text:p>
      <text:p text:style-name="P1"><text:tab/>Là một HTTT hỗ trợ các hoạt động nghiệp vụ văn phòng nhằm cải thiện luồng công việc giữa các nhân viên.</text:p>
      <text:p text:style-name="P1"><text:tab/>Ví dụ: Hệ thống tự động cấp giấy xác nhận sinh viên online.</text:p>
      <text:p text:style-name="P1"/>
      <text:p text:style-name="P3"><text:tab/></text:p>
      <text:p text:style-name="P3"><text:soft-page-break/>* Các nguyên lý phát triển hệ thống:</text:p>
      <text:p text:style-name="P3">+ Nguyên lý 1: Để người sở hữu sử dụng hệ thống tham gia vào tất cả các giai đoạn phát triển hệ thống.</text:p>
      <text:p text:style-name="P3"><text:tab/>Sự tham gia của người sử dụng sẽ tạo nên ý thức họ là người làm chủ hệ thống và dẫn đến sự chấp nhận và hài lòng của họ về hệ thống.</text:p>
      <text:p text:style-name="P3"><text:tab/>Có nghĩa là người sử dụng và người sở hữu hệ thống cùng "sống” trong hệ thống.</text:p>
      <text:p text:style-name="P3">+ Nguyên lý 2: Sử dụng một cách tiếp cận giải quyết vấn đề:</text:p>
      <text:p text:style-name="P3"><text:tab/>Nghiên cứu và tìm hiểu vấn đề trong ngữ cảnh của nó</text:p>
      <text:p text:style-name="P3"><text:tab/>Xác định các yêu cầu của giải pháp phù hợp.</text:p>
      <text:p text:style-name="P3"><text:tab/>Xác định các giải pháp đề cử và chọn giải pháp tốt nhất có thể.</text:p>
      <text:p text:style-name="P3"><text:tab/>Thiết kế hoặc cài đặt giải pháp.</text:p>
      <text:p text:style-name="P3"><text:tab/>Quan sát và đánh gái tác động của giải pháp, và cải thiện giải pháp một cách phù hợp.</text:p>
      <text:p text:style-name="P3">+ Nguyên lý 3: Thiết lập các giai đoạn và các hoạt động:</text:p>
      <text:p text:style-name="P3"><text:tab/>Xác định phạm vi</text:p>
      <text:p text:style-name="P3"><text:tab/>Phân tích vấn đề</text:p>
      <text:p text:style-name="P3"><text:tab/>Phân tích yêu cầu</text:p>
      <text:p text:style-name="P3"><text:tab/>Thiết kế logic</text:p>
      <text:p text:style-name="P3"><text:tab/>Phân tích quyết định</text:p>
      <text:p text:style-name="P3"><text:tab/>Thiết kế vật lý và tích hợp</text:p>
      <text:p text:style-name="P3"><text:tab/>Xây dựng và kiểm thử</text:p>
      <text:p text:style-name="P3"><text:tab/>Cài đặt và đưa vào hoạt động</text:p>
      <text:p text:style-name="P3">+ Nguyên lý 4: Tài liệu hóa suốt quá trình phát triển hệ thống:</text:p>
      <text:p text:style-name="P3"><text:tab/>Là hoạt động liên tiếp đẻ phát hiện điểm mạnh và điểm yếu của hệ thống trong suốt quá trình phát triển.</text:p>
      <text:p text:style-name="P3"><text:tab/>Củng cố sự truyền đạt thông tin giữa các nhân sự trong hệ thống</text:p>
      <text:p text:style-name="P3"><text:tab/>Sự tán thành và giao kèo giữa người sở hữu, người sử dụng với người phân tích, thiết kế về phạm vi yêu cầu và tài nguyên của dự án.</text:p>
      <text:p text:style-name="P4">+ Nguyên lý 5: Thiết lập các chuẩn về tính nhất quán</text:p>
      <text:p text:style-name="P4"><text:tab/>Các chuẩn phát triển hệ thống: tài liệu, phượng pháp luận.</text:p>
      <text:p text:style-name="P4"><text:tab/>Các chuẩn nghiệp vụ: các quy tắc và thực tế nghiệp vụ</text:p>
      <text:p text:style-name="P4"><text:tab/>Các chuẩn công nghệ thông tin: kiến trúc và cấu hình chung cho sự phát triển hệ thống nhất quán.</text:p>
      <text:p text:style-name="P4">+ Nguyên lý 6: Quản lý quy trình và các dự án:</text:p>
      <text:p text:style-name="P4">+ Nguyên lý 7: Cân đối hệ thống với vốn đầu tư:</text:p>
      <text:p text:style-name="P4">+ Nguyên lý 8: Không né tránh việc hủy bỏ hoặc sửa phạm vi.</text:p>
      <text:p text:style-name="P4">+ Nguyên lý 9: Chia để trị</text:p>
      <text:p text:style-name="P4">+ Nguyên lý 10: Thiết kế hệ thống để có thể phát triển và thay đổi</text:p>
      <text:p text:style-name="P4"/>
      <text:p text:style-name="P4">* Động lực của một dự án phát triển hệ thống:</text:p>
      <text:p text:style-name="P4">- Vấn đề (Problem): Một trạng thái khó khăn trong thực tế ngăn cản tổ chức đạt được đầy đủ mục đích, mục tiêu của nó.</text:p>
      <text:p text:style-name="P4">- Cơ hội (Opportunity)<text:span text:style-name="T1">: Một cơ hội để cải thiện tổ chức cho dù không có vấn đề nào được xác định.</text:span></text:p>
      <text:p text:style-name="P5">- Chỉ thị (Directive): Một yêu cầu mới được áp đặt bởi nhà quản lý, chính phủ hoặc bộ phạn có ảnh hưởng nào đó từ bên ngoài.</text:p>
      <text:p text:style-name="P5"/>
      <text:p text:style-name="P6">* Các giai đoạn của dự án thông thường:</text:p>
      <text:p text:style-name="P7">+ Xác định phạm vi:</text:p>
      <text:p text:style-name="P7"><text:tab/>Mục đích: xác định các vấn đề, cơ hội và chỉ thị, đánh giá rủi ro của dự án, thiết lập phạm vi, các yêu cầu và ràng buộc sơ bộ, ngân sách và lịch biểu.</text:p>
      <text:p text:style-name="P7"><text:tab/>Vấn đề: liệu dự án có đáng để xem xét, xác định phạm vi của dự án</text:p>
      <text:p text:style-name="P7"><text:tab/>Kết quả: kế hoạch<text:span text:style-name="T2">/ biểu đồ dự án</text:span></text:p>
      <text:p text:style-name="P7"><text:soft-page-break/><text:tab/>Kiểm tra tính khả thi: Hủy bỏ dự án, phê chuẩn để tiếp tục, thu hẹp hoặc mở rộng phạm vi phù hợp với sự thay đổi ngân sách và lịch biểu</text:p>
      <text:p text:style-name="P7">+ Phân tích vấn đề:</text:p>
      <text:p text:style-name="P7"><text:tab/>Mục đích: nghiên cứu và phân tích hệ thống hiện có từ góc độ của người dùng giống như cách họ nhìn nhận dữ liệu, các quy trình và giao diện.</text:p>
      <text:p text:style-name="P7"><text:tab/>Vấn đề: chi phí, lợi ích của việc xây dựng hệ thống mới để giải quyết những vấn đề đó</text:p>
      <text:p text:style-name="P7"><text:tab/>Kết quả: các mục tiêu cải thiện hệ thống</text:p>
      <text:p text:style-name="P7"><text:tab/>Kiểm tra tính khả thi: hủy bỏ dự án, phê chuẩn để tiếp tục, thu<text:span text:style-name="T3"> hẹp hoặc mở rộng pham vi phù hợp với sự thay đổi ngân sách và lịch biểu</text:span></text:p>
      <text:p text:style-name="P8">+ Phân tích yêu cầu:</text:p>
      <text:p text:style-name="P8"><text:tab/>Mục đích: tìm hiểu các nhu cầu người dùng không có trong hệ thống mới về dữ liệu, các quy trình và giao diện</text:p>
      <text:p text:style-name="P8"><text:tab/>Vấn đề: xác định các yêu cầu đối với hệ mới (những gì cẩn thực hiên) mà không cần diễn giải các chi tiết kỹ thuật (làm như thế nào)</text:p>
      <text:p text:style-name="P8"><text:tab/>Các lỗi và sự bỏ sót trong pha phân tích yêu cầu sẽ để lại hậu quả là sự không hài lòng của người dùng về hệ thống cuối cùng và những thay đổi hao tổn chi phí</text:p>
      <text:p text:style-name="P8"><text:tab/>Kết quả: báo cáo yêu cầu nghiệp vụ</text:p>
      <text:p text:style-name="P8">+ Thiết kế logic:</text:p>
      <text:p text:style-name="P8"><text:tab/> Mục đích: chuyển các yêu cầu nghiệp vụ của người dùng không có trong hệ thống mới về dữ liệu, quy trình và giao diện.</text:p>
      <text:p text:style-name="P8"><text:tab/>Vấn đề: sử dụng mô hình đồ họa của hệ thống biểu diễn các yêu cầu của người dùng về dữ liệu, các quy trình, giao diện và để đơn giản hóa việc cải thiện truyền thông tin giữa các nhân sự.</text:p>
      <text:p text:style-name="P9"><text:tab/>Chú ý: việc mô hình hóa hệ thống quá thừa sẽ làm chậm đáng kể tiến trình hướng tới việc cài đặt giải pháp hệ thống dự định</text:p>
      <text:p text:style-name="P9"><text:tab/>Kết quả: các mô hình hệ thống logic</text:p>
      <text:p text:style-name="P9">+ Phân tích quyết định:</text:p>
      <text:p text:style-name="P9"><text:tab/>Mục đích: xác định tất cả các giải pháp đề cử, phân tích tính khả thi của từng giải pháp, tiến cử một hệ thông làm giải pháp mục tiêu.</text:p>
      <text:p text:style-name="P9">+ Thiết kế vật lý</text:p>
      <text:p text:style-name="P9">+ Giai đoạn xây dựng</text:p>
      <text:p text:style-name="P9">+ Giai đoạn cài đặt</text:p>
      <text:p text:style-name="P9"/>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6T20:30:24.181148887</meta:creation-date>
    <dc:date>2020-09-07T13:12:37.172641268</dc:date>
    <meta:editing-duration>PT30M20S</meta:editing-duration>
    <meta:editing-cycles>7</meta:editing-cycles>
    <meta:generator>LibreOffice/6.4.5.2$Linux_X86_64 LibreOffice_project/40$Build-2</meta:generator>
    <meta:document-statistic meta:table-count="0" meta:image-count="0" meta:object-count="0" meta:page-count="3" meta:paragraph-count="98" meta:word-count="1560" meta:character-count="6961" meta:non-whitespace-character-count="5427"/>
  </office:meta>
</office:document-meta>
</file>